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 office:value-type="string">
            <text:p>The ritual is on hold at the moment, which
means my people-watching hobby is, too...</text:p>
          </table:table-cell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 office:value-type="string">
            <text:p>My apologies, but at present the Priest
who holds the Blessing Ritual is on an
extended leave of absence, so ceremonies
are currently suspended.</text:p>
          </table:table-cell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